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MISSÃO:</text:p>
      <text:p text:style-name="Normal">Ajudar<text:s/>pessoas a<text:s/>realizarem o sonho de aprender a tocar(em) um ou mais instrumentos;<text:s/></text:p>
      <text:p text:style-name="Normal">Proporcionar uma plataforma completa de cursos<text:s/>musicais para professores e alunos.</text:p>
      <text:p text:style-name="Normal">VISÃO:</text:p>
      <text:p text:style-name="Normal">Se tornar uma das maiores plataformas de cursos online de instrumentos<text:s/>do país.</text:p>
      <text:p text:style-name="Normal">VALORES:</text:p>
      <text:p text:style-name="Normal">Ser uma plataforma capaz de proporcionar cursos de excelente qualidade, capaz de ensinar pessoas do Brasil inteiro<text:s/>sem a necessidade de sair do conforto da sua casa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ICON SOUZA DE SA</meta:initial-creator>
    <dc:creator>MAICON SOUZA DE SA</dc:creator>
    <meta:creation-date>2025-09-01T17:21:00Z</meta:creation-date>
    <dc:date>2025-09-01T17:21:00Z</dc:date>
    <meta:template xlink:href="Normal.dotm" xlink:type="simple"/>
    <meta:editing-cycles>1</meta:editing-cycles>
    <meta:editing-duration>PT0S</meta:editing-duration>
    <meta:document-statistic meta:page-count="1" meta:paragraph-count="1" meta:word-count="68" meta:character-count="439" meta:row-count="3" meta:non-whitespace-character-count="372"/>
  </office:meta>
</office:document-meta>
</file>